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officeooo:rsid="0002a2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 Analyse :</text:p>
      <text:p text:style-name="Standard">- Organisation générale</text:p>
      <text:p text:style-name="Standard">- Fonctionnalités attendues</text:p>
      <text:p text:style-name="Standard"/>
      <text:p text:style-name="Standard">II : Conception :</text:p>
      <text:p text:style-name="Standard">Les différentes composantes de notre projet nous permettent d en déduire naturellemznt une organisation en classes. En effet, nous pouvons définir 3 objets, caractérisés par des attributs et des fonctionnalités spécifiques. Il faudra en plus s occuper séparément du corps du programme, c à d la gestion de cette étude.</text:p>
      <text:p text:style-name="Standard">- Les Animaux :</text:p>
      <text:p text:style-name="Standard">Chaque animal est caractérisé par son identifiant, son sexe et son poids lors de son enregistrement dans le programme. À cela s ajoutent des données utiles pour la conclusion de l étude, qu il faudra également conserver pour chaque animal : il s agit de son statut (vivant ou mort), de son état de stress, de la progression de son apprentissage, et du jour de sa meilleure performance.</text:p>
      <text:p text:style-name="Standard">Étant donné que notre programme doit gérer ici deux espèces d annimaux : singes et souris, et des groupes différents dans le cas des souris, il est également nécessaire de conserver ces informations.</text:p>
      <text:p text:style-name="Standard">- Les Tests</text:p>
      <text:p text:style-name="Standard">Chaque test est caractérisé par son nom, la population et éventuellement la sous-population animale à laquelle il est destiné. Pour le test Labyrinthe, la variable qui nous intéresse est le temps passé par la souris pour trouver la sortie, alors que pour les tests Nourriture et Image nous nous intéressons au nombre de tentatives infructueuses et à la réussite ou à l échec du test.</text:p>
      <text:p text:style-name="Standard">- Les Protocoles</text:p>
      <text:p text:style-name="Standard">Ici nous travaillons avec un seul protocole d étude. Pour celui-ci nous devons définir sa durée en jours (5), les tests disponibles (Labyrinthe, Nourriture et Image), une brève description, ........</text:p>
      <text:p text:style-name="Standard">- La Gestion de l étude</text:p>
      <text:p text:style-name="Standard">Cette partie englobe à la fois l interface avec l utilisateur et les sauvegardes/chargement de données.</text:p>
      <text:p text:style-name="Standard">Elle doit donc permettre à l utilisateur de saisir ses animaux, puis les résultats journaliers de chaque animal, et enfin d afficher les résultats de son étude. La sauvegarde des données se fera de façon automatique chaque jour dans un nouveau fichier texte. Un menu sera affiché à l écran pour lui indiquer les options disponibles. <text:s/>........</text:p>
      <text:p text:style-name="Standard"/>
      <text:p text:style-name="Standard"><text:soft-page-break/>III : Implémentation :</text:p>
      <text:p text:style-name="Standard">Le découpage que nous avons réalisé précédemment nous permet de définir initialement 4 classes : Animal, Test, Protocole, et Gestion. <text:s/>Cependant, les deux espèces d animaux possèdent des caractéristiques qui leur sont propres, en plus des caractéristiques de la classe Animal, ce qui nous conduit à définir deux nouvelles classes, Souris et Singe, qui héritent de la classe Animal. Il en est de même pour les tests, pour lesquels nous allons définir trois classes-filles : Labyrinthe, Nourriture, et Image (cf UML)</text:p>
      <text:p text:style-name="Standard">- Animal :</text:p>
      <text:p text:style-name="Standard">La super-classe Animal possède tous les attributs que nous avons listé dans le chapitre précédent, plus la variable de classe "nb_animaux" qui nous permet de compter le nombre d instances de cette classe. </text:p>
      <text:p text:style-name="Standard">Dans la logique de notre programme, il ne doit pas être possible de créer un animal "générique", en d autres termes l espèce est toujours connue par l'utilisateur. Nous avons donc défini la classe Animal comme classe abstraite, ce qui interdit de l instancier.</text:p>
      <text:p text:style-name="Standard">Toutes les méthodes "get..." permettent l accès aux variables.</text:p>
      <text:p text:style-name="Standard">Les méthodes setPoids, setProgression, setEspece et setEtat mettent à jour respectivement le poids, la progression, l espèce, et l état de l animal.</text:p>
      <text:p text:style-name="Standard">La méthode afficher_animal permet l affichage de toutes les valeurs des attributs de l animal sur la sortie standard.</text:p>
      <text:p text:style-name="Standard">Enfin, la méthode mort permet de faire passer le statut de l animal de vivant à mort.</text:p>
      <text:p text:style-name="Standard">-- Souris :</text:p>
      <text:p text:style-name="Standard">Cette classe hérite de tous les attributs et de toutes les méthodes de la classe Animal. Elle possède également un attribut supplémentaire : "groupe". Son constructeur fait appel à la méthode setEspece, pour donner la valeur "souris" à l attribut espèce. Elle redéfinit également la méthode afficher_animal afin de rajouter l affichage du groupe.</text:p>
      <text:p text:style-name="Standard">-- Singe :</text:p>
      <text:p text:style-name="Standard">Quasi pareil...</text:p>
      <text:p text:style-name="Standard"/>
      <text:p text:style-name="Standard">!! Mettre setEspece dans Animal et changer espèces dans constructeur de Souris et Singe</text:p>
      <text:p text:style-name="Standard">!! <text:span text:style-name="T1">Faire des vérifications pour tous les inputs utilis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Calibri" style:font-family-generic="swiss" style:font-pitch="variable" fo:font-size="11pt" fo:language="en" fo:country="US" style:font-name-asian="SimSun" style:font-family-asian="SimSun, 宋体" style:font-pitch-asian="variable" style:font-size-asian="11pt" style:language-asian="zh" style:country-asian="CN"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olice_20_de_20_paragraphe_20_par_20_défaut" style:display-name="Police de paragraphe par défaut" style:family="text">
      <style:text-properties style:font-name="Calibri" fo:font-family="Calibri, Calibri" style:font-family-generic="swiss" style:font-pitch="variable" style:font-name-asian="SimSun" style:font-family-asian="SimSun, 宋体" style:font-pitch-asian="variable" style:font-name-complex="Times New Roman" style:font-family-complex="'Times New Roman', '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landscape"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dmi Note 3</meta:initial-creator>
    <meta:creation-date>2017-02-06T20:26:59.736000000</meta:creation-date>
    <dc:date>2017-02-07T11:06:16.755751703</dc:date>
    <meta:editing-duration>PT2H36M9S</meta:editing-duration>
    <meta:editing-cycles>1</meta:editing-cycles>
    <meta:document-statistic meta:table-count="0" meta:image-count="0" meta:object-count="0" meta:page-count="2" meta:paragraph-count="30" meta:word-count="667" meta:character-count="4024" meta:non-whitespace-character-count="3384"/>
    <meta:generator>LibreOffice/5.2.4.2.1$Linux_X86_64 LibreOffice_project/20m0$Build-2</meta:generator>
  </office:meta>
</office:document-meta>
</file>